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DejaVu Sans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DejaVu Sans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DejaVu Sans" fo:font-size="22pt" style:font-size-asian="22pt" style:font-size-complex="22pt"/>
    </style:style>
    <style:style style:name="P4" style:parent-style-name="Standard" style:family="paragraph">
      <style:text-properties style:font-name="DejaVu Sans"/>
    </style:style>
    <style:style style:name="P5" style:parent-style-name="Standard" style:family="paragraph">
      <style:text-properties style:font-name="DejaVu Sans"/>
    </style:style>
    <style:style style:name="P6" style:parent-style-name="Standard" style:family="paragraph">
      <style:text-properties style:font-name="DejaVu Sans"/>
    </style:style>
    <style:style style:name="P7" style:parent-style-name="Standard" style:family="paragraph">
      <style:text-properties style:font-name="DejaVu Sans"/>
    </style:style>
    <style:style style:name="P8" style:parent-style-name="Standard" style:family="paragraph">
      <style:text-properties style:font-name="DejaVu Sans"/>
    </style:style>
    <style:style style:name="P9" style:parent-style-name="Standard" style:family="paragraph">
      <style:text-properties style:font-name="DejaVu Sans"/>
    </style:style>
    <style:style style:name="P10" style:parent-style-name="Standard" style:family="paragraph">
      <style:text-properties style:font-name="DejaVu Sans"/>
    </style:style>
    <style:style style:name="P11" style:parent-style-name="Standard" style:family="paragraph">
      <style:text-properties style:font-name="DejaVu Sans"/>
    </style:style>
    <style:style style:name="P12" style:parent-style-name="Standard" style:family="paragraph">
      <style:text-properties style:font-name="DejaVu Sans"/>
    </style:style>
    <style:style style:name="P13" style:parent-style-name="Standard" style:family="paragraph">
      <style:text-properties style:font-name="DejaVu Sans"/>
    </style:style>
    <style:style style:name="P14" style:parent-style-name="Standard" style:family="paragraph">
      <style:text-properties style:font-name="DejaVu Sans"/>
    </style:style>
    <style:style style:name="P15" style:parent-style-name="Standard" style:family="paragraph">
      <style:text-properties style:font-name="DejaVu Sans"/>
    </style:style>
    <style:style style:name="P16" style:parent-style-name="Standard" style:family="paragraph">
      <style:text-properties style:font-name="DejaVu Sans"/>
    </style:style>
    <style:style style:name="P17" style:parent-style-name="Standard" style:family="paragraph">
      <style:text-properties style:font-name="DejaVu Sans"/>
    </style:style>
    <style:style style:name="P18" style:parent-style-name="Standard" style:family="paragraph">
      <style:text-properties style:font-name="DejaVu Sans"/>
    </style:style>
    <style:style style:name="P19" style:parent-style-name="Standard" style:family="paragraph">
      <style:text-properties style:font-name="DejaVu Sans"/>
    </style:style>
    <style:style style:name="P20" style:parent-style-name="Standard" style:family="paragraph">
      <style:text-properties style:font-name="DejaVu Sans"/>
    </style:style>
    <style:style style:name="P21" style:parent-style-name="Standard" style:family="paragraph">
      <style:text-properties style:font-name="DejaVu Sans"/>
    </style:style>
    <style:style style:name="P22" style:parent-style-name="Standard" style:family="paragraph">
      <style:text-properties style:font-name="DejaVu Sans"/>
    </style:style>
    <style:style style:name="P23" style:parent-style-name="Standard" style:family="paragraph">
      <style:text-properties style:font-name="DejaVu Sans"/>
    </style:style>
    <style:style style:name="P24" style:parent-style-name="Standard" style:family="paragraph">
      <style:text-properties style:font-name="DejaVu Sans"/>
    </style:style>
    <style:style style:name="P25" style:parent-style-name="Standard" style:family="paragraph">
      <style:text-properties style:font-name="DejaVu Sans"/>
    </style:style>
    <style:style style:name="P26" style:parent-style-name="Standard" style:family="paragraph">
      <style:text-properties style:font-name="DejaVu Sans"/>
    </style:style>
    <style:style style:name="P27" style:parent-style-name="Standard" style:family="paragraph">
      <style:text-properties style:font-name="DejaVu Sans"/>
    </style:style>
    <style:style style:name="P28" style:parent-style-name="Standard" style:family="paragraph">
      <style:text-properties style:font-name="DejaVu Sans"/>
    </style:style>
    <style:style style:name="P29" style:parent-style-name="Standard" style:family="paragraph">
      <style:text-properties style:font-name="DejaVu Sans"/>
    </style:style>
    <style:style style:name="P30" style:parent-style-name="Standard" style:family="paragraph">
      <style:text-properties style:font-name="DejaVu Sans"/>
    </style:style>
    <style:style style:name="P31" style:parent-style-name="Standard" style:family="paragraph">
      <style:text-properties style:font-name="DejaVu Sans"/>
    </style:style>
    <style:style style:name="P32" style:parent-style-name="Standard" style:family="paragraph">
      <style:text-properties style:font-name="DejaVu Sans"/>
    </style:style>
    <style:style style:name="P33" style:parent-style-name="Standard" style:family="paragraph">
      <style:text-properties style:font-name="DejaVu Sans"/>
    </style:style>
    <style:style style:name="P34" style:parent-style-name="Standard" style:family="paragraph">
      <style:text-properties style:font-name="DejaVu Sans"/>
    </style:style>
    <style:style style:name="P35" style:parent-style-name="Standard" style:family="paragraph">
      <style:text-properties style:font-name="DejaVu Sans"/>
    </style:style>
    <style:style style:name="P36" style:parent-style-name="Standard" style:family="paragraph">
      <style:text-properties style:font-name="DejaVu Sans"/>
    </style:style>
    <style:style style:name="P37" style:parent-style-name="Standard" style:family="paragraph">
      <style:text-properties style:font-name="DejaVu Sans"/>
    </style:style>
    <style:style style:name="P38" style:parent-style-name="Standard" style:family="paragraph">
      <style:text-properties style:font-name="DejaVu Sans"/>
    </style:style>
    <style:style style:name="P39" style:parent-style-name="Standard" style:family="paragraph">
      <style:text-properties style:font-name="DejaVu Sans"/>
    </style:style>
    <style:style style:name="P40" style:parent-style-name="Standard" style:family="paragraph">
      <style:text-properties style:font-name="DejaVu Sans"/>
    </style:style>
    <style:style style:name="P41" style:parent-style-name="Standard" style:family="paragraph">
      <style:text-properties style:font-name="DejaVu Sans"/>
    </style:style>
    <style:style style:name="P42" style:parent-style-name="Standard" style:family="paragraph">
      <style:text-properties style:font-name="DejaVu Sans"/>
    </style:style>
    <style:style style:name="P43" style:parent-style-name="Standard" style:family="paragraph">
      <style:text-properties style:font-name="DejaVu Sans"/>
    </style:style>
    <style:style style:name="P44" style:parent-style-name="Standard" style:family="paragraph">
      <style:text-properties style:font-name="DejaVu Sans"/>
    </style:style>
    <style:style style:name="P45" style:parent-style-name="Standard" style:family="paragraph">
      <style:text-properties style:font-name="DejaVu Sans"/>
    </style:style>
  </office:automatic-styles>
  <office:body>
    <office:text text:use-soft-page-breaks="true">
      <text:p text:style-name="P1">A Vingança de Kaillus</text:p>
      <text:p text:style-name="P2"/>
      <text:p text:style-name="P3"/>
      <text:p text:style-name="P4">Personagens:</text:p>
      <text:p text:style-name="P5"/>
      <text:p text:style-name="P6">Kaillus:</text:p>
      <text:p text:style-name="P7"><text:s/></text:p>
      <text:p text:style-name="P8">Um jovem de 14 anos que mora em um pequeno vilarejo distante no interior do reino. Sua vida era simples e pacata, até que um dia, após<text:s/>voltar trazendo lenha para sua mãe ele encontra sua casa em chamas, e seus pais mortos. Em sua busca por justiça, ele descobre que seus pais foram mortos por guardas reais a mando do rei, e é movido por uma sede de vingança a sobreviver a qualquer custo e<text:s/>obter sua vingança.</text:p>
      <text:p text:style-name="P9"/>
      <text:p text:style-name="P10">Mãe – Saarana:</text:p>
      <text:p text:style-name="P11"/>
      <text:p text:style-name="P12">Filha de um mercadante com 33 anos de idade, cresceu e viveu sua juventude na corte do reino, onde conheceu Calvariae e teve um relacionamento, apesar de que sua família já ter um casamento arranjado com Dagouver. Sua família entrou em decadência em meio da revolta que acabou com a morte do antigo rei. Perdida e sem dinheiro, ela foge da corte, se escondendo num vilarejo distante no interior. Lá ela dá a luz a Kaillus e o cria longe do legado de sua família.</text:p>
      <text:p text:style-name="P13"/>
      <text:p text:style-name="P14">Padrasto –<text:s/>Dagouver:</text:p>
      <text:p text:style-name="P15"/>
      <text:p text:style-name="P16">Padrasto de Kaillus, com 35 anos de idade. Um caçador do vilarejo, ele encontra Saarana e a protege do rei na sua fuga. Quando Kaillus nasce, ele ajuda a cria-lo, ensinando-o a caçar com arco e flecha e como se adaptar nas florestas. Ele age como um guardião de Saarana.</text:p>
      <text:p text:style-name="P17"/>
      <text:p text:style-name="P18">Rei – Calvariae - Caveira:</text:p>
      <text:p text:style-name="P19"/>
      <text:p text:style-name="P20">Rei do reino de Eden, com 35 anos de idade. Conseguiu o trono derrotando e matando o antigo rei, na época com 20 anos de idade. Seu reinado foi marcado por uma crescente brutalidade do rei com seus súditos, reinando na base do medo. <text:s/>Apesar de não ser ter tanta idade, o rei aparenta ser muito mais velho do que é, com cabelos brancos e pele pálida. Após descobrir onde Saarana se escondeu, ele manda os guardas reais matarem toda sua família, brandando-a como rebelde do reino.</text:p>
      <text:p text:style-name="P21"/>
      <text:p text:style-name="P22">Feiticeiro/Velho – Tarvark /</text:p>
      <text:p text:style-name="P23"/>
      <text:p text:style-name="P24">Um grande feiticeiro, Tarvark desenvolveu uma magia para controlar e extrair o sangue real do reino, para conseguir seus fins. Utilizando a espada”Regicida”, ele extrai esse sangue e torna quem mata o<text:s/>rei sob seu controle. Após vários anos de controle e plano, o próximo nessa sucessão seria Kaillus, o mais novo portador de “Regicida”, e dependerá dele para impedir os planos de Tarvark.</text:p>
      <text:p text:style-name="P25"/>
      <text:p text:style-name="P26">Conselheiros:</text:p>
      <text:p text:style-name="P27"/>
      <text:p text:style-name="P28">Superbia – Orgulho – Conselheira Militar</text:p>
      <text:p text:style-name="P29"/>
      <text:soft-page-break/>
      <text:p text:style-name="P30">Vindo de uma família orgulhosa, Superbia se destacou como líder militar, enfrentando os inimigos e derrotando todos que tentaram impedir sua ascensão no reino. No seu caminho só restava Defectione, que foi removido do cargo pelo rei, e ela foi rápida em subir para o<text:s/>cargo. Apesar dos soldados estarem acostumados com o ritmo utilizado por Defectione, o orgulho de Superbia começou a se misturar por seus soldados, sendo considerados como os melhores de todos, contanto que continuem a servir Superbia.</text:p>
      <text:p text:style-name="P31"/>
      <text:p text:style-name="P32">Avaritia – Avareza<text:s/>– Conselheiro Econômico</text:p>
      <text:p text:style-name="P33"/>
      <text:p text:style-name="P34">Veio de uma família pobre, Avaritia desde pequeno tinha o desejo de ser rico, para fugir do sofrimento. Vivendo de utilizar esquemas e armadilhas para enriquecer, o dinheiro era seu único amigo. Ele não tinha nenhum problema em trair e enganar aqueles próximos para atingir seu objetivo. Seu salto para se tornar conselheiro foi conseguir construir o banco real de uma forma milagrosa, através de um esquema que quebrou vários mercadores, inclusive o pai de Saarana. Apesar de estar velho, ele não abre mão de nada de sua fortuna para viver melhor, preferindo guardar e continuar acumulando cada vez mais.</text:p>
      <text:p text:style-name="Standard"/>
      <text:p text:style-name="P35">Aviditas – Gula – Conselheiro Social</text:p>
      <text:p text:style-name="P36"/>
      <text:p text:style-name="P37">Vindo de uma família bem rica e influente, desde o nascimento ele nunca teve que fazer nada na vida, apenas comer, dormir e se deliciar com as coisas da vida. Ele se tornou um grande obeso por razão desse estilo de vida. Seu pai era o conselheiro social anterior, e com sua morte, por ser o primogênito, ele assumiu o cargo no lugar do pai.</text:p>
      <text:p text:style-name="P38"/>
      <text:p text:style-name="P39">Invidium –<text:s/>Inveja – Conselheiro Politico</text:p>
      <text:p text:style-name="P40"/>
      <text:p text:style-name="P41">Vindo de uma família da cidade, Invidium sempre tinha o tinha inveja do Calvariae por ter vindo de uma família real e de ter herdado o trono. Com sua boa lábia, conseguiu convencer o rei á dá-lo o cargo de conselheiro politico. Agora ele planejar um golpe para roubar o poder do rei<text:s/>e assim governar o reino.</text:p>
      <text:p text:style-name="P42"/>
      <text:p text:style-name="P43">Defectione – Revolta – Ex – Conselheiro Militar</text:p>
      <text:p text:style-name="P44"/>
      <text:p text:style-name="P45">Vindo de uma família nobre e conhecida da família real, Defectione e Calvariae eram grandes amigos de infância. Cresceram juntos e chegou a conhecer Saarana, quando ainda morava na cidade. Com muitos esforço e bravura, conseguiu conquista o cargo de conselheiro militar. Mas quando percebeu que o rei estava mudando de atitude, então ajudou a Saarana a fugir do reino. Como punição perdeu seu cargo para Superbia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uiz Junior</meta:initial-creator>
    <dc:creator>Link Henrique</dc:creator>
    <meta:creation-date>2012-06-16T12:48:00Z</meta:creation-date>
    <dc:date>2012-07-12T04:07:00Z</dc:date>
    <meta:template xlink:href="Normal" xlink:type="simple"/>
    <meta:editing-cycles>2</meta:editing-cycles>
    <meta:editing-duration>PT13260S</meta:editing-duration>
    <meta:document-statistic meta:page-count="2" meta:paragraph-count="9" meta:word-count="714" meta:character-count="4566" meta:row-count="32" meta:non-whitespace-character-count="3861"/>
  </office:meta>
</office:document-meta>
</file>